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i>p</mi>
        </mrow>
      </mfenced>
      <mrow>
        <mi/>
        <mo stretchy="false">=</mo>
        <mi/>
      </mrow>
      <mfenced open="∣" close="〉">
        <mrow>
          <msub>
            <mo stretchy="false">ϕ</mo>
            <mo stretchy="false">μ</mo>
          </msub>
        </mrow>
      </mfenced>
      <mi/>
      <mtext> : </mtext>
      <mi/>
      <msub>
        <mi>P</mi>
        <mi>M</mi>
      </msub>
      <mfenced open="∣" close="〉">
        <mrow>
          <msub>
            <mo stretchy="false">ϕ</mo>
            <mo stretchy="false">μ</mo>
          </msub>
        </mrow>
      </mfenced>
      <mrow>
        <mi/>
        <mo stretchy="false">=</mo>
        <mi/>
      </mrow>
      <mrow>
        <munder>
          <mo stretchy="false">∫</mo>
          <mo stretchy="false">ν</mo>
        </munder>
        <mfenced open="∣" close="〉">
          <mrow>
            <msub>
              <mo stretchy="false">ϕ</mo>
              <mo stretchy="false">ν</mo>
            </msub>
          </mrow>
        </mfenced>
      </mrow>
      <mfenced open="〈" close="〉">
        <mrow>
          <mrow>
            <msub>
              <mo stretchy="false">ϕ</mo>
              <mo stretchy="false">ν</mo>
            </msub>
          </mrow>
          <mo stretchy="false">∣</mo>
          <mrow>
            <msub>
              <mo stretchy="false">ϕ</mo>
              <mo stretchy="false">μ</mo>
            </msub>
          </mrow>
        </mrow>
      </mfenced>
      <mrow>
        <mi/>
        <mo stretchy="false">=</mo>
        <mi/>
      </mrow>
      <mrow>
        <munder>
          <mo stretchy="false">∫</mo>
          <mo stretchy="false">ν</mo>
        </munder>
        <mfenced open="∣" close="〉">
          <mrow>
            <msub>
              <mo stretchy="false">ϕ</mo>
              <mo stretchy="false">ν</mo>
            </msub>
          </mrow>
        </mfenced>
      </mrow>
      <mo stretchy="false">δ</mo>
      <mrow>
        <mo stretchy="false">(</mo>
        <mrow>
          <mo stretchy="false">ν</mo>
          <mi>,</mi>
          <mo stretchy="false">μ</mo>
        </mrow>
        <mo stretchy="false">)</mo>
      </mrow>
      <mrow>
        <mi/>
        <mo stretchy="false">=</mo>
        <mi/>
      </mrow>
      <mfenced open="∣" close="〉">
        <mrow>
          <msub>
            <mo stretchy="false">ϕ</mo>
            <mo stretchy="false">μ</mo>
          </msub>
        </mrow>
      </mfenced>
    </mrow>
    <annotation encoding="StarMath 5.0">left lline p right rangle `=` 
left lline %iphi _%imu right rangle `" : "~
P_M left lline %iphi _%imu right rangle `=`
int from %inu left lline %iphi _%inu right rangle
left langle %iphi _%inu mline
%iphi _%imu right rangle `=`
int from %inu left lline %iphi _%inu right rangle %idelta (%inu , %imu) `=`
left lline %iphi _%imu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8:26:44.946000000</meta:creation-date>
    <meta:generator>LibreOffice/4.1.4.2$Windows_x86 LibreOffice_project/0a0440ccc0227ad9829de5f46be37cfb6edcf72</meta:generator>
  </office:meta>
</office:document-meta>
</file>